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b3f3" officeooo:paragraph-rsid="0020f2e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b3f3" officeooo:paragraph-rsid="0020f2e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358fdf" officeooo:paragraph-rsid="0015bf8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755" officeooo:paragraph-rsid="0015bf8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b3f3" officeooo:paragraph-rsid="0015bf8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4b62" officeooo:paragraph-rsid="00174b6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f02a" officeooo:paragraph-rsid="0018f02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f02a" officeooo:paragraph-rsid="001a19f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6691" officeooo:paragraph-rsid="001d669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2ccb" officeooo:paragraph-rsid="001f2cc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126b" officeooo:paragraph-rsid="0021126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c36c" officeooo:paragraph-rsid="0021c36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b9c7" officeooo:paragraph-rsid="0023b9c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f627" officeooo:paragraph-rsid="0024f62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d701" officeooo:paragraph-rsid="0025d70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fb6c" officeooo:paragraph-rsid="0028fb6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86bb" officeooo:paragraph-rsid="002c86b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069a4" officeooo:paragraph-rsid="003069a4" style:font-size-asian="12.25pt" style:font-weight-asian="normal" style:font-size-complex="14pt" style:font-weight-complex="normal"/>
    </style:style>
    <style:style style:name="T1" style:family="text">
      <style:text-properties officeooo:rsid="0015bf85"/>
    </style:style>
    <style:style style:name="T2" style:family="text">
      <style:text-properties fo:font-size="14pt" style:text-underline-style="none" fo:font-weight="normal" officeooo:rsid="0020f2e6" style:font-size-asian="12.25pt" style:font-weight-asian="normal" style:font-size-complex="14pt" style:font-weight-complex="normal"/>
    </style:style>
    <style:style style:name="T3" style:family="text">
      <style:text-properties officeooo:rsid="001bd620"/>
    </style:style>
    <style:style style:name="T4" style:family="text">
      <style:text-properties officeooo:rsid="00233592"/>
    </style:style>
    <style:style style:name="T5" style:family="text">
      <style:text-properties officeooo:rsid="00257885"/>
    </style:style>
    <style:style style:name="T6" style:family="text">
      <style:text-properties officeooo:rsid="0027a7cb"/>
    </style:style>
    <style:style style:name="T7" style:family="text">
      <style:text-properties officeooo:rsid="002aad55"/>
    </style:style>
    <style:style style:name="T8" style:family="text">
      <style:text-properties officeooo:rsid="002e14b8"/>
    </style:style>
    <style:style style:name="T9" style:family="text">
      <style:text-properties officeooo:rsid="003343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le <text:span text:style-name="T1">2</text:span></text:p>
      <text:p text:style-name="P1">Infos importantes LPE</text:p>
      <text:p text:style-name="P2"><text:line-break/><text:span text:style-name="T2">Cours 2 :</text:span></text:p>
      <text:p text:style-name="P5">OS :<text:line-break/></text:p>
      <text:p text:style-name="P4">Pour évalutions : <text:a xlink:type="simple" xlink:href="https://docs.google.com/presentation/d/1t6mrzcZl1cbJRIWJ-MaCxMfNTS5py3cWd-0zGgIIyrI/edit#slide=id.g763d5f9a58_0_0" text:style-name="Internet_20_link" text:visited-style-name="Visited_20_Internet_20_Link">Voir diapo 6</text:a></text:p>
      <text:p text:style-name="P4"/>
      <text:p text:style-name="P6">2 partitions (1 logique, 1 primaire) :</text:p>
      <text:p text:style-name="P6"><text:tab/>boot <text:s/></text:p>
      <text:p text:style-name="P6"><text:tab/>root</text:p>
      <text:p text:style-name="P6"/>
      <text:p text:style-name="P18">Pour nous, on prendra 2 primaires, ça fonctionnera aussi<text:tab/></text:p>
      <text:p text:style-name="P6"/>
      <text:p text:style-name="P7">Boot : </text:p>
      <text:p text:style-name="P8">- fichier cmdline : option representant noyau (important : root =&gt; décrit par UUID de partition root)</text:p>
      <text:p text:style-name="P8">- <text:span text:style-name="T3">fichier config : configuration du hardware du raspberry</text:span></text:p>
      <text:p text:style-name="P8"/>
      <text:p text:style-name="P9">On remarque qu’une même commande sur pc et sur ras<text:span text:style-name="T9">pb</text:span>erry n’a pas la même signature (rpi : 32 bit pour architecture ARM, pc : 64 bits pour x86-64)</text:p>
      <text:p text:style-name="P9"/>
      <text:p text:style-name="P10">Nécessité d’un compilateur croisé pour compilé les exécutable d’un pc vers un RPI</text:p>
      <text:p text:style-name="P10"/>
      <text:p text:style-name="P11">Etude de la SD du RPI :</text:p>
      <text:p text:style-name="P11"><text:s/>→ Pas sur sdx mais sur mmc…</text:p>
      <text:p text:style-name="P11"/>
      <text:p text:style-name="P11"/>
      <text:p text:style-name="P12">ldd raspbian nécessite le répertoire racine de la cible (celui avant le dossier lib) :</text:p>
      <text:p text:style-name="P12"><text:tab/><text:span text:style-name="T4">ldd –root=[POINT MONTAGE DEVICE]/rootfs [EXECUTABLE]</text:span></text:p>
      <text:p text:style-name="P12"/>
      <text:p text:style-name="P13">Avec gcc -print-sysroot =&gt; localiser dépences utilisé par le compilateur.<text:line-break/>PB : les libairies s’y trouvent mais dans lib/arm-linux-gnueabihf<text:line-break/>HORS, on a besoin d’un simple lib qui contient les librairies<text:line-break/>Solution : Créer un lien symbolique s’appellant lib menant à arm-linx-gnueabihf…</text:p>
      <text:p text:style-name="P13"/>
      <text:p text:style-name="P13"/>
      <text:p text:style-name="P14">Partition vfat 100Mo boot puis copier contenu boot de la SD + changer root avec le bon lien périphérique <text:span text:style-name="T5">(/dev/mmc...2)</text:span>. →<text:span text:style-name="T5"> Peut-être activer le flag d’amorçage lors du partitionnement sur boot</text:span></text:p>
      <text:p text:style-name="P14"/>
      <text:p text:style-name="P15">Parition ext4 avec Busybox en compilation croisée dynamique + sa config <text:span text:style-name="T6">(voir fichier sur moodle)</text:span></text:p>
      <text:p text:style-name="P16"><text:soft-page-break/>ATTENTION : option supplémentaire lors de la compilation et la configuration (chemin de la base des outils, cad chemin du gcc croisé sans « gcc »<text:span text:style-name="T7">) et ne pas oublier prefix d’installation</text:span></text:p>
      <text:p text:style-name="P17">PB compilation croisée dynamique de BusyBox : nsenter, <text:span text:style-name="T8">syncprimer (CoreUtils/synx…)</text:span> n’existent pas, il faut les désactiver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8:10:02.264618288</meta:creation-date>
    <dc:date>2021-02-01T12:13:53.235562883</dc:date>
    <meta:editing-duration>PT3H13M6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272" meta:character-count="1641" meta:non-whitespace-character-count="1382"/>
  </office:meta>
</office:document-meta>
</file>